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Google Sans" svg:font-family="'Google Sans', Roboto, Arial, sans-serif"/>
    <style:font-face style:name="Roboto" svg:font-family="Roboto, Arial, sans-serif"/>
    <style:font-face style:name="FreeSans1" svg:font-family="FreeSans" style:font-family-generic="swiss"/>
    <style:font-face style:name="Exo 2" svg:font-family="'Exo 2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7.4806in" table:align="margins"/>
    </style:style>
    <style:style style:name="Таблица1.A" style:family="table-column">
      <style:table-column-properties style:column-width="0.4715in" style:rel-column-width="4130*"/>
    </style:style>
    <style:style style:name="Таблица1.B" style:family="table-column">
      <style:table-column-properties style:column-width="0.3125in" style:rel-column-width="2737*"/>
    </style:style>
    <style:style style:name="Таблица1.C" style:family="table-column">
      <style:table-column-properties style:column-width="4.2063in" style:rel-column-width="36849*"/>
    </style:style>
    <style:style style:name="Таблица1.D" style:family="table-column">
      <style:table-column-properties style:column-width="1.2424in" style:rel-column-width="10883*"/>
    </style:style>
    <style:style style:name="Таблица1.E" style:family="table-column">
      <style:table-column-properties style:column-width="0.0625in" style:rel-column-width="547*"/>
    </style:style>
    <style:style style:name="Таблица1.F" style:family="table-column">
      <style:table-column-properties style:column-width="0.6083in" style:rel-column-width="5329*"/>
    </style:style>
    <style:style style:name="Таблица1.G" style:family="table-column">
      <style:table-column-properties style:column-width="0.5778in" style:rel-column-width="5060*"/>
    </style:style>
    <style:style style:name="Таблица1.A1" style:family="table-cell">
      <style:table-cell-properties fo:padding="0.0382in" fo:border="none"/>
    </style:style>
    <style:style style:name="Таблица1.27" style:family="table-row">
      <style:table-row-properties style:min-row-height="0.2306in"/>
    </style:style>
    <style:style style:name="P1" style:family="paragraph" style:parent-style-name="Standard">
      <style:text-properties style:font-name="Exo 2" fo:font-size="7pt" style:font-size-asian="7pt" style:font-size-complex="7pt"/>
    </style:style>
    <style:style style:name="P2" style:family="paragraph" style:parent-style-name="Standard">
      <style:text-properties style:use-window-font-color="true" style:font-name="Arial" fo:font-size="15pt" fo:language="ru" fo:country="RU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style:use-window-font-color="true" style:font-name="Arial" fo:font-size="13pt" fo:language="ru" fo:country="RU" style:font-size-asian="13pt" style:font-size-complex="13pt"/>
    </style:style>
    <style:style style:name="P4" style:family="paragraph" style:parent-style-name="Standard">
      <style:text-properties style:use-window-font-color="true" style:font-name="Arial" fo:font-size="13pt" fo:language="ru" fo:country="RU" fo:font-weight="normal" style:font-size-asian="13pt" style:font-weight-asian="normal" style:font-size-complex="13pt" style:font-weight-complex="normal"/>
    </style:style>
    <style:style style:name="P5" style:family="paragraph" style:parent-style-name="Standard">
      <style:text-properties style:use-window-font-color="true" style:font-name="Arial" fo:font-size="13pt" fo:language="ru" fo:country="RU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6" style:family="paragraph" style:parent-style-name="Standard">
      <style:text-properties style:use-window-font-color="true" style:font-name="Arial" fo:font-size="13pt" fo:language="en" fo:country="US" style:font-size-asian="13pt" style:font-size-complex="13pt"/>
    </style:style>
    <style:style style:name="P7" style:family="paragraph" style:parent-style-name="Standard">
      <style:text-properties style:use-window-font-color="true" style:font-name="Arial" fo:font-size="13pt" fo:language="uk" fo:country="UA" style:font-size-asian="13pt" style:font-size-complex="13pt"/>
    </style:style>
    <style:style style:name="P8" style:family="paragraph" style:parent-style-name="Standard">
      <style:text-properties style:use-window-font-color="true" style:font-name="Arial" fo:font-size="9pt" fo:language="ru" fo:country="RU" fo:font-weight="bold" style:font-size-asian="9pt" style:font-weight-asian="bold" style:font-size-complex="9pt" style:font-weight-complex="bold"/>
    </style:style>
    <style:style style:name="P9" style:family="paragraph" style:parent-style-name="Standard">
      <style:paragraph-properties fo:line-height="100%"/>
      <style:text-properties style:use-window-font-color="true" style:font-name="Arial" fo:font-size="9pt" fo:language="ru" fo:country="RU" fo:font-weight="bold" style:font-size-asian="9pt" style:font-weight-asian="bold" style:font-size-complex="9pt" style:font-weight-complex="bold"/>
    </style:style>
    <style:style style:name="P10" style:family="paragraph" style:parent-style-name="Standard">
      <style:text-properties style:use-window-font-color="true" style:font-name="Arial" fo:font-size="9pt" fo:language="ru" fo:country="RU" style:font-size-asian="9pt" style:font-size-complex="9pt"/>
    </style:style>
    <style:style style:name="P11" style:family="paragraph" style:parent-style-name="Standard">
      <style:paragraph-properties fo:line-height="100%"/>
      <style:text-properties style:use-window-font-color="true" style:font-name="Arial" fo:font-size="9pt" fo:language="ru" fo:country="RU" style:font-size-asian="9pt" style:font-size-complex="9pt"/>
    </style:style>
    <style:style style:name="P12" style:family="paragraph" style:parent-style-name="Standard">
      <style:text-properties style:use-window-font-color="true" style:font-name="Arial" fo:font-size="9pt" fo:language="ru" fo:country="RU" fo:font-weight="normal" style:font-size-asian="9pt" style:font-weight-asian="normal" style:font-size-complex="9pt" style:font-weight-complex="normal"/>
    </style:style>
    <style:style style:name="P13" style:family="paragraph" style:parent-style-name="Standard">
      <style:paragraph-properties fo:line-height="100%"/>
      <style:text-properties style:use-window-font-color="true" style:font-name="Arial" fo:font-size="9pt" fo:language="ru" fo:country="RU" fo:font-weight="normal" style:font-size-asian="9pt" style:font-weight-asian="normal" style:font-size-complex="9pt" style:font-weight-complex="normal"/>
    </style:style>
    <style:style style:name="P14" style:family="paragraph" style:parent-style-name="Standard">
      <style:text-properties style:use-window-font-color="true" style:font-name="Arial" fo:font-size="9pt" fo:language="en" fo:country="US" style:font-size-asian="9pt" style:font-size-complex="9pt"/>
    </style:style>
    <style:style style:name="P15" style:family="paragraph" style:parent-style-name="Standard">
      <style:text-properties style:use-window-font-color="true" style:font-name="Arial" fo:font-size="9pt" fo:language="uk" fo:country="UA" style:font-size-asian="9pt" style:font-size-complex="9pt"/>
    </style:style>
    <style:style style:name="P16" style:family="paragraph" style:parent-style-name="Standard">
      <style:text-properties style:use-window-font-color="true" style:font-name="Arial" fo:font-size="9pt" fo:language="uk" fo:country="UA" fo:font-weight="normal" style:font-size-asian="9pt" style:font-weight-asian="normal" style:font-size-complex="9pt" style:font-weight-complex="normal"/>
    </style:style>
    <style:style style:name="P17" style:family="paragraph" style:parent-style-name="Standard">
      <style:text-properties style:use-window-font-color="true" style:font-name="Arial" fo:font-size="9pt" fo:language="uk" fo:country="UA" fo:font-weight="bold" style:font-size-asian="9pt" style:font-weight-asian="bold" style:font-size-complex="9pt" style:font-weight-complex="bold"/>
    </style:style>
    <style:style style:name="P18" style:family="paragraph" style:parent-style-name="Standard">
      <style:text-properties style:use-window-font-color="true" style:font-name="Arial" fo:font-size="11pt" fo:language="ru" fo:country="RU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text-properties style:use-window-font-color="true" style:font-name="Arial" fo:font-size="11pt" fo:language="ru" fo:country="RU" style:font-size-asian="11pt" style:font-size-complex="11pt"/>
    </style:style>
    <style:style style:name="P20" style:family="paragraph" style:parent-style-name="Standard">
      <style:text-properties style:use-window-font-color="true" style:font-name="Arial" fo:font-size="11pt" fo:language="ru" fo:country="RU" fo:font-weight="bold" style:font-size-asian="11pt" style:font-weight-asian="bold" style:font-size-complex="11pt" style:font-weight-complex="bold"/>
    </style:style>
    <style:style style:name="P21" style:family="paragraph" style:parent-style-name="Standard">
      <style:text-properties style:use-window-font-color="true" style:font-name="Arial" fo:font-size="11pt" fo:language="en" fo:country="US" fo:font-weight="bold" style:font-size-asian="11pt" style:font-weight-asian="bold" style:font-size-complex="11pt" style:font-weight-complex="bold"/>
    </style:style>
    <style:style style:name="P22" style:family="paragraph" style:parent-style-name="Standard">
      <style:text-properties style:use-window-font-color="true" style:font-name="Arial" fo:font-size="11pt" fo:language="uk" fo:country="UA" fo:font-weight="normal" style:font-size-asian="11pt" style:font-weight-asian="normal" style:font-size-complex="11pt" style:font-weight-complex="normal"/>
    </style:style>
    <style:style style:name="P23" style:family="paragraph" style:parent-style-name="Standard">
      <style:text-properties style:use-window-font-color="true" style:font-name="Arial" fo:font-size="11pt" fo:language="uk" fo:country="UA" style:font-size-asian="11pt" style:font-size-complex="11pt"/>
    </style:style>
    <style:style style:name="P24" style:family="paragraph" style:parent-style-name="Standard">
      <style:text-properties style:use-window-font-color="true" style:font-name="Arial" fo:font-size="11pt" fo:language="uk" fo:country="UA" fo:font-weight="bold" style:font-size-asian="11pt" style:font-weight-asian="bold" style:font-size-complex="11pt" style:font-weight-complex="bold"/>
    </style:style>
    <style:style style:name="P25" style:family="paragraph" style:parent-style-name="Standard">
      <style:text-properties style:use-window-font-color="true" style:font-name="Arial" fo:font-size="10pt" fo:language="ru" fo:country="RU" style:font-size-asian="10pt" style:font-size-complex="10pt"/>
    </style:style>
    <style:style style:name="P26" style:family="paragraph" style:parent-style-name="Standard">
      <style:text-properties style:use-window-font-color="true" style:font-name="Arial" fo:font-size="10pt" fo:language="ru" fo:country="RU" fo:font-weight="bold" style:font-size-asian="10pt" style:font-weight-asian="bold" style:font-size-complex="10pt" style:font-weight-complex="bold"/>
    </style:style>
    <style:style style:name="P27" style:family="paragraph" style:parent-style-name="Standard">
      <style:text-properties style:use-window-font-color="true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text-properties style:use-window-font-color="true" style:font-name="Arial" fo:font-size="10pt" fo:language="en" fo:country="US" fo:font-weight="bold" style:font-size-asian="10pt" style:font-weight-asian="bold" style:font-size-complex="10pt" style:font-weight-complex="bold"/>
    </style:style>
    <style:style style:name="P29" style:family="paragraph" style:parent-style-name="Standard">
      <style:text-properties style:use-window-font-color="true" style:font-name="Arial" fo:font-size="10pt" fo:language="uk" fo:country="UA" style:font-size-asian="10pt" style:font-size-complex="10pt"/>
    </style:style>
    <style:style style:name="P30" style:family="paragraph" style:parent-style-name="Standard">
      <style:paragraph-properties fo:text-align="end" style:justify-single-word="false"/>
      <style:text-properties style:use-window-font-color="true" style:font-name="Arial" fo:font-size="21pt" fo:language="ru" fo:country="RU" style:font-size-asian="21pt" style:font-size-complex="21pt"/>
    </style:style>
    <style:style style:name="P31" style:family="paragraph" style:parent-style-name="Standard">
      <style:text-properties style:use-window-font-color="true" style:font-name="Arial" fo:font-size="7pt" fo:language="ru" fo:country="RU" fo:font-weight="bold" style:font-size-asian="7pt" style:font-weight-asian="bold" style:font-size-complex="7pt" style:font-weight-complex="bold"/>
    </style:style>
    <style:style style:name="P32" style:family="paragraph" style:parent-style-name="Standard">
      <style:paragraph-properties fo:line-height="100%"/>
      <style:text-properties style:use-window-font-color="true" style:font-name="Arial" fo:font-size="7pt" fo:language="ru" fo:country="RU" fo:font-weight="bold" style:font-size-asian="7pt" style:font-weight-asian="bold" style:font-size-complex="7pt" style:font-weight-complex="bold"/>
    </style:style>
    <style:style style:name="P33" style:family="paragraph" style:parent-style-name="Standard">
      <style:paragraph-properties fo:line-height="100%" fo:text-align="end" style:justify-single-word="false"/>
      <style:text-properties style:use-window-font-color="true" style:font-name="Arial" fo:font-size="7pt" fo:language="ru" fo:country="RU" fo:font-weight="bold" style:font-size-asian="7pt" style:font-weight-asian="bold" style:font-size-complex="7pt" style:font-weight-complex="bold"/>
    </style:style>
    <style:style style:name="P34" style:family="paragraph" style:parent-style-name="Standard">
      <style:text-properties style:use-window-font-color="true" style:font-name="Arial" fo:font-size="7pt" fo:language="ru" fo:country="RU" style:font-size-asian="7pt" style:font-size-complex="7pt"/>
    </style:style>
    <style:style style:name="P35" style:family="paragraph" style:parent-style-name="Standard">
      <style:paragraph-properties fo:line-height="100%"/>
      <style:text-properties style:use-window-font-color="true" style:font-name="Arial" fo:font-size="7pt" fo:language="ru" fo:country="RU" style:font-size-asian="7pt" style:font-size-complex="7pt"/>
    </style:style>
    <style:style style:name="P36" style:family="paragraph" style:parent-style-name="Standard">
      <style:text-properties style:use-window-font-color="true" style:font-name="Arial" fo:font-size="7pt" fo:language="ru" fo:country="RU" fo:font-weight="normal" style:font-size-asian="7pt" style:font-weight-asian="normal" style:font-size-complex="7pt" style:font-weight-complex="normal"/>
    </style:style>
    <style:style style:name="P37" style:family="paragraph" style:parent-style-name="Standard">
      <style:paragraph-properties fo:line-height="100%"/>
      <style:text-properties style:use-window-font-color="true" style:font-name="Arial" fo:font-size="7pt" fo:language="ru" fo:country="RU" fo:font-weight="normal" style:font-size-asian="7pt" style:font-weight-asian="normal" style:font-size-complex="7pt" style:font-weight-complex="normal"/>
    </style:style>
    <style:style style:name="P38" style:family="paragraph" style:parent-style-name="Standard">
      <style:paragraph-properties fo:line-height="100%"/>
      <style:text-properties style:use-window-font-color="true" style:font-name="Arial" fo:font-size="7pt" fo:language="en" fo:country="US" fo:font-weight="bold" style:font-size-asian="7pt" style:font-weight-asian="bold" style:font-size-complex="7pt" style:font-weight-complex="bold"/>
    </style:style>
    <style:style style:name="P39" style:family="paragraph" style:parent-style-name="Standard">
      <style:paragraph-properties fo:line-height="100%"/>
      <style:text-properties style:use-window-font-color="true" style:font-name="Arial" fo:font-size="7pt" fo:language="en" fo:country="US" style:font-size-asian="7pt" style:font-size-complex="7pt"/>
    </style:style>
    <style:style style:name="P40" style:family="paragraph" style:parent-style-name="Standard">
      <style:paragraph-properties fo:line-height="100%"/>
      <style:text-properties style:use-window-font-color="true" style:font-name="Arial" fo:font-size="7pt" fo:language="uk" fo:country="UA" fo:font-weight="normal" style:font-size-asian="7pt" style:font-weight-asian="normal" style:font-size-complex="7pt" style:font-weight-complex="normal"/>
    </style:style>
    <style:style style:name="P41" style:family="paragraph" style:parent-style-name="Standard">
      <style:paragraph-properties fo:text-align="end" style:justify-single-word="false"/>
      <style:text-properties style:use-window-font-color="true" style:font-name="Arial" fo:font-size="14pt" fo:language="uk" fo:country="UA" style:font-size-asian="14pt" style:font-size-complex="14pt"/>
    </style:style>
    <style:style style:name="P42" style:family="paragraph" style:parent-style-name="Standard">
      <style:paragraph-properties fo:text-align="end" style:justify-single-word="false"/>
      <style:text-properties style:use-window-font-color="true" style:font-name="Arial" fo:font-size="14pt" fo:language="ru" fo:country="RU" style:font-size-asian="14pt" style:font-size-complex="14pt"/>
    </style:style>
    <style:style style:name="P43" style:family="paragraph" style:parent-style-name="Standard">
      <style:paragraph-properties fo:line-height="100%" fo:text-align="end" style:justify-single-word="false"/>
      <style:text-properties fo:color="#000000" style:font-name="Arial" fo:font-size="7pt" fo:language="uk" fo:country="UA" fo:font-weight="bold" style:font-size-asian="7pt" style:font-weight-asian="bold" style:font-size-complex="7pt" style:font-weight-complex="bold"/>
    </style:style>
    <style:style style:name="P44" style:family="paragraph" style:parent-style-name="Standard">
      <style:paragraph-properties fo:line-height="100%"/>
      <style:text-properties fo:color="#111111" style:font-name="Exo 2" fo:font-size="7pt" fo:language="en" fo:country="US" style:font-size-asian="7pt" style:font-size-complex="7pt"/>
    </style:style>
    <style:style style:name="P45" style:family="paragraph" style:parent-style-name="Standard">
      <style:paragraph-properties fo:line-height="100%"/>
      <style:text-properties fo:color="#111111" style:font-name="Exo 2" fo:font-size="7pt" fo:language="en" fo:country="US" fo:font-weight="bold" style:font-size-asian="7pt" style:font-weight-asian="bold" style:font-size-complex="7pt" style:font-weight-complex="bold"/>
    </style:style>
    <style:style style:name="P46" style:family="paragraph" style:parent-style-name="Standard">
      <style:paragraph-properties fo:line-height="100%"/>
      <style:text-properties fo:color="#111111" style:font-name="Arial" fo:font-size="7pt" fo:language="ru" fo:country="RU" style:font-size-asian="7pt" style:font-size-complex="7pt"/>
    </style:style>
    <style:style style:name="P47" style:family="paragraph" style:parent-style-name="Standard">
      <style:paragraph-properties fo:line-height="100%"/>
      <style:text-properties fo:color="#111111" style:font-name="Arial" fo:font-size="7pt" fo:language="en" fo:country="US" style:font-size-asian="7pt" style:font-size-complex="7pt"/>
    </style:style>
    <style:style style:name="P48" style:family="paragraph" style:parent-style-name="Standard">
      <style:paragraph-properties fo:line-height="100%"/>
      <style:text-properties fo:color="#111111" style:font-name="Arial" fo:font-size="7pt" fo:language="uk" fo:country="UA" style:font-size-asian="7pt" style:font-size-complex="7pt"/>
    </style:style>
    <style:style style:name="P49" style:family="paragraph" style:parent-style-name="Standard">
      <style:paragraph-properties fo:line-height="100%"/>
      <style:text-properties fo:color="#111111" style:font-name="Arial" fo:font-size="9pt" fo:language="uk" fo:country="UA" style:font-size-asian="9pt" style:font-size-complex="9pt"/>
    </style:style>
    <style:style style:name="P50" style:family="paragraph" style:parent-style-name="Standard">
      <style:paragraph-properties fo:line-height="100%"/>
      <style:text-properties fo:color="#111111" style:font-name="Arial" fo:font-size="9pt" fo:language="ru" fo:country="RU" fo:font-weight="normal" style:font-size-asian="9pt" style:font-weight-asian="normal" style:font-size-complex="9pt" style:font-weight-complex="normal"/>
    </style:style>
    <style:style style:name="P51" style:family="paragraph" style:parent-style-name="Standard">
      <style:paragraph-properties fo:line-height="100%"/>
      <style:text-properties fo:color="#111111" style:font-name="Arial" fo:font-size="9pt" fo:language="ru" fo:country="RU" fo:font-weight="bold" style:font-size-asian="9pt" style:font-weight-asian="bold" style:font-size-complex="9pt" style:font-weight-complex="bold"/>
    </style:style>
    <style:style style:name="P52" style:family="paragraph" style:parent-style-name="Standard">
      <style:paragraph-properties fo:line-height="100%"/>
    </style:style>
    <style:style style:name="P53" style:family="paragraph" style:parent-style-name="Standard">
      <style:text-properties fo:color="#202124" style:text-line-through-style="none" style:font-name="Arial" fo:font-size="11pt" fo:language="ru" fo:country="RU" style:text-underline-style="none" fo:font-weight="bold" style:text-blinking="false" style:font-size-asian="11pt" style:font-weight-asian="bold" style:font-size-complex="11pt" style:font-weight-complex="bold"/>
    </style:style>
    <style:style style:name="P54" style:family="paragraph" style:parent-style-name="Table_20_Contents">
      <style:text-properties style:use-window-font-color="true" style:font-name="Arial" fo:font-size="7pt" fo:language="ru" fo:country="RU" fo:font-weight="bold" style:font-size-asian="6.09999990463257pt" style:font-weight-asian="bold" style:font-size-complex="7pt" style:font-weight-complex="bold"/>
    </style:style>
    <style:style style:name="P55" style:family="paragraph" style:parent-style-name="Table_20_Contents">
      <style:text-properties style:use-window-font-color="true" style:font-name="Arial" fo:font-size="7pt" fo:language="ru" fo:country="RU" style:font-size-asian="6.09999990463257pt" style:font-size-complex="7pt"/>
    </style:style>
    <style:style style:name="P56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uk" fo:country="UA"/>
    </style:style>
    <style:style style:name="T3" style:family="text">
      <style:text-properties fo:language="uk" fo:country="UA" fo:font-weight="normal" style:font-weight-asian="normal" style:font-weight-complex="normal"/>
    </style:style>
    <style:style style:name="T4" style:family="text">
      <style:text-properties style:use-window-font-color="true" fo:font-size="9pt" fo:language="ru" fo:country="RU" fo:font-weight="bold" style:font-size-asian="9pt" style:font-weight-asian="bold" style:font-size-complex="9pt" style:font-weight-complex="bold"/>
    </style:style>
    <style:style style:name="T5" style:family="text">
      <style:text-properties style:use-window-font-color="true" fo:font-size="9pt" fo:language="uk" fo:country="UA" fo:font-weight="bold" style:font-size-asian="9pt" style:font-weight-asian="bold" style:font-size-complex="9pt" style:font-weight-complex="bold"/>
    </style:style>
    <style:style style:name="T6" style:family="text">
      <style:text-properties style:use-window-font-color="true" fo:font-size="9pt" fo:language="uk" fo:country="UA" fo:font-weight="normal" style:font-size-asian="9pt" style:font-weight-asian="normal" style:font-size-complex="9pt" style:font-weight-complex="normal"/>
    </style:style>
    <style:style style:name="T7" style:family="text">
      <style:text-properties style:use-window-font-color="true" fo:font-size="9pt" fo:font-weight="bold" style:font-size-asian="9pt" style:font-weight-asian="bold" style:font-size-complex="9pt" style:font-weight-complex="bold"/>
    </style:style>
    <style:style style:name="T8" style:family="text">
      <style:text-properties style:use-window-font-color="true" fo:language="ru" fo:country="RU" fo:font-weight="normal" style:font-weight-asian="normal" style:font-weight-complex="normal"/>
    </style:style>
    <style:style style:name="T9" style:family="text">
      <style:text-properties style:use-window-font-color="true" fo:language="ru" fo:country="RU" fo:font-weight="bold" style:font-weight-asian="bold" style:font-weight-complex="bold"/>
    </style:style>
    <style:style style:name="T10" style:family="text">
      <style:text-properties style:use-window-font-color="true" style:font-name="Arial"/>
    </style:style>
    <style:style style:name="T11" style:family="text">
      <style:text-properties style:use-window-font-color="true" style:font-name="Arial" fo:font-size="9pt" fo:language="ru" fo:country="RU" style:font-size-asian="9pt" style:font-size-complex="9pt"/>
    </style:style>
    <style:style style:name="T12" style:family="text">
      <style:text-properties style:use-window-font-color="true" style:font-name="Arial" fo:font-size="9pt" fo:language="ru" fo:country="RU" fo:font-weight="normal" style:font-size-asian="9pt" style:font-weight-asian="normal" style:font-size-complex="9pt" style:font-weight-complex="normal"/>
    </style:style>
    <style:style style:name="T13" style:family="text">
      <style:text-properties style:use-window-font-color="true" style:font-name="Arial" fo:font-size="9pt" fo:font-weight="bold" style:font-size-asian="9pt" style:font-weight-asian="bold" style:font-size-complex="9pt" style:font-weight-complex="bold"/>
    </style:style>
    <style:style style:name="T14" style:family="text">
      <style:text-properties style:use-window-font-color="true" style:font-name="Arial" fo:font-size="9pt" fo:font-weight="normal" style:font-size-asian="9pt" style:font-weight-asian="normal" style:font-size-complex="9pt" style:font-weight-complex="normal"/>
    </style:style>
    <style:style style:name="T15" style:family="text">
      <style:text-properties style:use-window-font-color="true" style:font-name="Arial" fo:language="ru" fo:country="RU"/>
    </style:style>
    <style:style style:name="T16" style:family="text">
      <style:text-properties style:use-window-font-color="true" style:font-name="Arial" fo:language="ru" fo:country="RU" fo:font-weight="normal" style:font-weight-asian="normal" style:font-weight-complex="normal"/>
    </style:style>
    <style:style style:name="T17" style:family="text">
      <style:text-properties style:use-window-font-color="true" fo:font-weight="bold" style:font-weight-asian="bold" style:font-weight-complex="bold"/>
    </style:style>
    <style:style style:name="T18" style:family="text">
      <style:text-properties style:use-window-font-color="true" fo:font-weight="normal" style:font-weight-asian="normal" style:font-weight-complex="normal"/>
    </style:style>
    <style:style style:name="T19" style:family="text">
      <style:text-properties style:use-window-font-color="true" fo:language="uk" fo:country="UA" fo:font-weight="normal" style:font-weight-asian="normal" style:font-weight-complex="normal"/>
    </style:style>
    <style:style style:name="T20" style:family="text">
      <style:text-properties style:use-window-font-color="true" fo:font-size="13pt" fo:language="ru" fo:country="RU" fo:font-weight="normal" style:font-size-asian="13pt" style:font-weight-asian="normal" style:font-size-complex="13pt" style:font-weight-complex="normal"/>
    </style:style>
    <style:style style:name="T21" style:family="text">
      <style:text-properties style:use-window-font-color="true" fo:font-size="13pt" fo:font-weight="normal" style:font-size-asian="13pt" style:font-weight-asian="normal" style:font-size-complex="13pt" style:font-weight-complex="normal"/>
    </style:style>
    <style:style style:name="T22" style:family="text">
      <style:text-properties style:use-window-font-color="true" fo:language="en" fo:country="US" fo:font-weight="normal" style:font-weight-asian="normal" style:font-weight-complex="normal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fo:font-size="11pt" fo:font-weight="bold" style:font-size-asian="11pt" style:font-weight-asian="bold" style:font-size-complex="11pt" style:font-weight-complex="bold"/>
    </style:style>
    <style:style style:name="T25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26" style:family="text">
      <style:text-properties fo:font-size="11pt" fo:language="uk" fo:country="UA" fo:font-weight="bold" style:font-size-asian="11pt" style:font-weight-asian="bold" style:font-size-complex="11pt" style:font-weight-complex="bold"/>
    </style:style>
    <style:style style:name="T27" style:family="text">
      <style:text-properties fo:font-size="11pt" fo:language="ru" fo:country="RU" fo:font-weight="bold" style:font-size-asian="11pt" style:font-weight-asian="bold" style:font-size-complex="11pt" style:font-weight-complex="bold"/>
    </style:style>
    <style:style style:name="T28" style:family="text">
      <style:text-properties fo:font-size="9pt" style:font-size-asian="9pt" style:font-size-complex="9pt"/>
    </style:style>
    <style:style style:name="T29" style:family="text">
      <style:text-properties fo:font-size="9pt" fo:language="en" fo:country="US" style:font-size-asian="9pt" style:font-size-complex="9pt"/>
    </style:style>
    <style:style style:name="T30" style:family="text"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T31" style:family="text">
      <style:text-properties fo:font-size="9pt" fo:language="uk" fo:country="UA" style:font-size-asian="9pt" style:font-size-complex="9pt"/>
    </style:style>
    <style:style style:name="T32" style:family="text">
      <style:text-properties fo:font-size="9pt" fo:language="uk" fo:country="UA" fo:font-weight="normal" style:font-size-asian="9pt" style:font-weight-asian="normal" style:font-size-complex="9pt" style:font-weight-complex="normal"/>
    </style:style>
    <style:style style:name="T33" style:family="text">
      <style:text-properties fo:font-size="9pt" fo:language="ru" fo:country="RU" style:font-size-asian="9pt" style:font-size-complex="9pt"/>
    </style:style>
    <style:style style:name="T34" style:family="text">
      <style:text-properties fo:font-size="9pt" fo:language="ru" fo:country="RU" fo:font-weight="normal" style:font-size-asian="9pt" style:font-weight-asian="normal" style:font-size-complex="9pt" style:font-weight-complex="normal"/>
    </style:style>
    <style:style style:name="T35" style:family="text">
      <style:text-properties fo:font-size="9pt" fo:font-weight="normal" style:font-size-asian="9pt" style:font-weight-asian="normal" style:font-size-complex="9pt" style:font-weight-complex="normal"/>
    </style:style>
    <style:style style:name="T36" style:family="text">
      <style:text-properties fo:font-size="9pt" fo:font-weight="bold" style:font-size-asian="9pt" style:font-weight-asian="bold" style:font-size-complex="9pt" style:font-weight-complex="bold"/>
    </style:style>
    <style:style style:name="T37" style:family="text">
      <style:text-properties fo:language="ru" fo:country="RU"/>
    </style:style>
    <style:style style:name="T38" style:family="text">
      <style:text-properties fo:language="ru" fo:country="RU" fo:font-weight="normal" style:font-weight-asian="normal" style:font-weight-complex="normal"/>
    </style:style>
    <style:style style:name="T39" style:family="text">
      <style:text-properties fo:language="ru" fo:country="RU" fo:font-weight="bold" style:font-weight-asian="bold" style:font-weight-complex="bold"/>
    </style:style>
    <style:style style:name="T40" style:family="text">
      <style:text-properties style:font-name="Arial" fo:font-size="9pt" style:font-size-asian="9pt" style:font-size-complex="9pt"/>
    </style:style>
    <style:style style:name="T41" style:family="text">
      <style:text-properties style:font-name="Arial" fo:font-size="9pt" fo:font-weight="normal" style:font-size-asian="9pt" style:font-weight-asian="normal" style:font-size-complex="9pt" style:font-weight-complex="normal"/>
    </style:style>
    <style:style style:name="T42" style:family="text">
      <style:text-properties fo:language="en" fo:country="US"/>
    </style:style>
    <style:style style:name="T43" style:family="text">
      <style:text-properties fo:language="en" fo:country="US" fo:font-weight="normal" style:font-weight-asian="normal" style:font-weight-complex="normal"/>
    </style:style>
    <style:style style:name="T44" style:family="text">
      <style:text-properties fo:language="en" fo:country="US"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size="13pt" fo:language="ru" fo:country="RU" style:font-size-asian="13pt" style:font-size-complex="13pt"/>
    </style:style>
    <style:style style:name="T4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8" style:family="text">
      <style:text-properties fo:color="#000000"/>
    </style:style>
    <style:style style:name="T49" style:family="text">
      <style:text-properties fo:color="#000000" fo:language="en" fo:country="US"/>
    </style:style>
    <style:style style:name="T50" style:family="text">
      <style:text-properties fo:color="#ff0000" fo:language="uk" fo:country="UA" fo:font-weight="bold" style:font-weight-asian="bold" style:font-weight-complex="bold"/>
    </style:style>
    <style:style style:name="T51" style:family="text">
      <style:text-properties fo:font-variant="normal" fo:text-transform="none" fo:color="#3c4043" style:font-name="Google Sans" fo:font-size="16.5pt" fo:letter-spacing="normal" fo:font-style="normal" fo:font-weight="normal"/>
    </style:style>
    <style:style style:name="T52" style:family="text">
      <style:text-properties fo:font-variant="normal" fo:text-transform="none" fo:color="#3c4043" style:font-name="Roboto" fo:font-size="10.5pt" fo:letter-spacing="normal" fo:font-style="normal" fo:font-weight="normal"/>
    </style:style>
    <style:style style:name="gr1" style:family="graphic">
      <style:graphic-properties svg:stroke-color="#b2b2b2" draw:fill-color="#b2b2b2" draw:opacity="50%"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svg:stroke-color="#002040" draw:fill-color="#002040" draw:textarea-horizontal-align="justify" draw:textarea-vertical-align="middle" draw:auto-grow-height="false" fo:min-height="0.0783in" fo:min-width="0.0783in"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  <style:style style:name="gr3" style:family="graphic">
      <style:graphic-properties svg:stroke-color="#002040" draw:fill-color="#002040" draw:textarea-horizontal-align="justify" draw:textarea-vertical-align="middle" draw:auto-grow-height="false" fo:min-height="0.0563in" fo:min-width="0.0563in"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Сергей Сергеевич Виноградов</text:p>
      <text:p text:style-name="P41">Технический Партн<text:span text:style-name="T37">ёр<text:line-break/>Архитектор ИТ Систем</text:span></text:p>
      <text:p text:style-name="P42">Техлид</text:p>
      <text:p text:style-name="P42">Аналитик<text:line-break/>Синьор Де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>
          <table:table-cell table:style-name="Таблица1.A1" table:number-rows-spanned="33" office:value-type="string">
            <text:p text:style-name="P54"/>
            <text:p text:style-name="P54"/>
            <text:p text:style-name="P54">2016 -</text:p>
            <text:p text:style-name="P54">сегодня</text:p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>2013 -</text:p>
            <text:p text:style-name="P54">2016</text:p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>2011 -</text:p>
            <text:p text:style-name="P54">2013</text:p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>2009 - </text:p>
            <text:p text:style-name="P54">2011</text:p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><text:soft-page-break/></text:p>
            <text:p text:style-name="P54"/>
            <text:p text:style-name="P54"/>
            <text:p text:style-name="P54">2005 -</text:p>
            <text:p text:style-name="P54">2009</text:p>
          </table:table-cell>
          <table:table-cell table:style-name="Таблица1.A1" table:number-rows-spanned="33" office:value-type="string">
            <text:p text:style-name="P55"><draw:line text:anchor-type="paragraph" draw:z-index="0" draw:name="Фигура2" draw:style-name="gr1" draw:text-style-name="P56" svg:x1="0.1181in" svg:y1="9.9602in" svg:x2="0.1181in" svg:y2="0.3539in"><text:p/></draw:line><draw:custom-shape text:anchor-type="paragraph" draw:z-index="1" draw:name="Фигура1" draw:style-name="gr2" draw:text-style-name="P56" svg:width="0.0787in" svg:height="0.0787in" svg:x="0.0783in" svg:y="0.315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Фигура1" draw:style-name="gr3" draw:text-style-name="P56" svg:width="0.0787in" svg:height="0.0787in" svg:x="0.0783in" svg:y="2.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Фигура1" draw:style-name="gr3" draw:text-style-name="P56" svg:width="0.0787in" svg:height="0.0787in" svg:x="0.0783in" svg:y="4.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Фигура1" draw:style-name="gr3" draw:text-style-name="P56" svg:width="0.0787in" svg:height="0.0787in" svg:x="0.0783in" svg:y="7.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Фигура1" draw:style-name="gr3" draw:text-style-name="P56" svg:width="0.0787in" svg:height="0.0787in" svg:x="0.0783in" svg:y="9.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Таблица1.A1" table:number-rows-spanned="33" office:value-type="string">
            <text:p text:style-name="P5">Мои Проекты:</text:p>
            <text:p text:style-name="P3"/>
            <text:p text:style-name="P20">Ремонт, Обслуживание, Настройка Компьютеров.</text:p>
            <text:p text:style-name="P7"><text:span text:style-name="T28">Сайт: </text:span><text:a xlink:type="simple" xlink:href="https://www.olx.ua/d/obyavlenie/obsluzhivanie-remont-restavratsiya-sborka-noutbukov-i-kompyuterov-IDL32JZ.html" text:style-name="Internet_20_link" text:visited-style-name="Visited_20_Internet_20_Link"><text:span text:style-name="T28">https://www.olx.ua/d/obyavlenie/obsluzhivanie-remont-restavratsiya-sborka-noutbukov-i-kompyuterov-IDL32JZ.html</text:span></text:a><text:span text:style-name="T33"> </text:span></text:p>
            <text:p text:style-name="P6"><text:span text:style-name="T31">Инструмент</text:span><text:span text:style-name="T33">ы</text:span><text:span text:style-name="T28">: </text:span><text:a xlink:type="simple" xlink:href="https://kit.co/zoopyserg/computer-fixing-kit-starter" text:style-name="Internet_20_link" text:visited-style-name="Visited_20_Internet_20_Link"><text:span text:style-name="T28">https://kit.co/zoopyserg/computer-fixing-kit-starter</text:span></text:a><text:span text:style-name="T28"> </text:span></text:p>
            <text:p text:style-name="P12">Я не эксперт прям огого каких масштабов, но я много этим занимался и могу восстановить любой компьютер или телефон до заводского состояния (см. опыт чуть ниже), и разогнать его до рационального максимума. Иногда когда есть время приезжаю к людям домой по заказу и что-то настраиваю. Лучше я чем всякие халтурщики.</text:p>
            <text:p text:style-name="P8">Задачи:</text:p>
            <text:p text:style-name="P8">- <text:span text:style-name="T1">Разобрать, помыть ультразвуком,почистить, собрать, пропустить через бенчмарки, подобрать по таблицам лучшие компоненты в машину и т. п.</text:span></text:p>
            <text:p text:style-name="P8">Достижения:</text:p>
            <text:p text:style-name="P12">- Мне периодически дают «гробики» (убитые ноутбуки которые пошли бы в мусорку если б не ко мне) и я видел уже немало счастливых лиц когда ноут к которому они привыкли (и например разбитый вдребезги) вручаю в состоянии будто они его только что купили.</text:p>
            <text:p text:style-name="P12">- За 10 лет ещё ни одну машину не отправил в мусорку со словами «не получилось».</text:p>
            <text:p text:style-name="P3"/>
            <text:p text:style-name="P20">Программирование (Разработка Сайтов и т.д.):</text:p>
            <text:p text:style-name="P52"><text:span text:style-name="T12">Объяление: </text:span><text:a xlink:type="simple" xlink:href="https://www.olx.ua/d/obyavlenie/sayty-sotsialnye-seti-veb-platformy-tehnicheskie-zadaniya-IDLcnkZ.html" text:style-name="Internet_20_link" text:visited-style-name="Visited_20_Internet_20_Link">https://www.olx.ua/d/obyavlenie/sayty-sotsialnye-seti-veb-platformy-tehnicheskie-zadaniya-IDLcnkZ.html</text:a><text:span text:style-name="T12"> </text:span></text:p>
            <text:p text:style-name="P52"><text:span text:style-name="T12">StackOverflow: </text:span><text:a xlink:type="simple" xlink:href="https://stackoverflow.com/cv/serge-vinogradov" text:style-name="Internet_20_link" text:visited-style-name="Visited_20_Internet_20_Link"><text:span text:style-name="T41">https://stackoverflow.com/cv/serge-vinogradov</text:span></text:a><text:span text:style-name="T12"> <text:s/></text:span></text:p>
            <text:p text:style-name="P44"><text:span text:style-name="T14">GitHub: </text:span><text:a xlink:type="simple" xlink:href="https://github.com/zoopyserg" text:style-name="Internet_20_link" text:visited-style-name="Visited_20_Internet_20_Link">https://github.com/zoopyserg</text:a><text:span text:style-name="T14"> </text:span></text:p>
            <text:p text:style-name="P46"><text:span text:style-name="T35">Компьютер: </text:span><text:a xlink:type="simple" xlink:href="https://kit.co/zoopyserg/personal-computer" text:style-name="Internet_20_link" text:visited-style-name="Visited_20_Internet_20_Link"><text:span text:style-name="T35">https://kit.co/zoopyserg/personal-computer</text:span></text:a><text:span text:style-name="T35"> (</text:span><text:span text:style-name="T30">AMD Ryzen 3 3100 </text:span><text:span text:style-name="T32">с возможностью апгрейда </text:span><text:span text:style-name="T35">если нужно)</text:span></text:p>
            <text:p text:style-name="P50">Собственно весь мой опыт описан ниже.</text:p>
            <text:p text:style-name="P46"><text:span text:style-name="T35">Компьютер </text:span><text:span text:style-name="T32">cвой описал</text:span><text:span text:style-name="T35"> по ссылке. Мощности хватает в принципе на что угодно.</text:span></text:p>
            <text:p text:style-name="P50">Т.е. Больше всего профессионального опыта именно разработки у меня с сайтами. Помимо разрабокти моя второстепенная но неменее важная сторона — это аналитика «от и до». Следовательно иногда ко мне приходят люди которые не до конца понимают, что им нужно.</text:p>
            <text:p text:style-name="P50">И моя задача помочь им разобраться до того как они решат за что им нужно платить.</text:p>
            <text:p text:style-name="P50">Я перешёл на такой формат общения с клиентами ввиду того что много раз такое было что заказывают одно а хотят этим решить проблему другую, никак с их заказом не связанную. Мне часто приходится разобраться с проектом лучше чем заказчик прежде чем я смогу принести ему хоть какую-то пользу.</text:p>
            <text:p text:style-name="P50">Потому и приходят. Для того чтоб понять куда и как им развиваться. А не для того чтоб им кнопочки нажимались. Хотя второе тоже технически делаю. Просто если я не составлял план лично то я уже перепроверяю его, потому что недоверие к планам составленным кем-то (причины описаны ниже).</text:p>
            <text:p text:style-name="P51">Задачи:</text:p>
            <text:p text:style-name="P46"><text:span text:style-name="T35">- Всё от «ощущения </text:span><text:span text:style-name="T32">клиента что ему надо</text:span><text:span text:style-name="T35"> </text:span><text:span text:style-name="T32">что-то </text:span><text:span text:style-name="T35">решить» до «проекта который эту проблему решает для всех у кого она есть».</text:span></text:p>
            <text:p text:style-name="P46"><text:span text:style-name="T35">- Ментальная карта всех фич превращается в Тест Сюиту, а </text:span><text:span text:style-name="T32">Тест Сюита</text:span><text:span text:style-name="T35"> превращается в Код. Это если коротко.</text:span></text:p>
            <text:p text:style-name="P51">Достижения:</text:p>
            <text:p text:style-name="P50">- Просто люблю когда проекты живут долго и стают фундаментом для новых достижений других людей. Не люблю проекты-однодневки. </text:p>
            <text:p text:style-name="P50">- Я уверен, что большинство проектов могли бы жить дольше и принести больше пользы и перспектив, если бы их нормально проанализировали.</text:p>
            <text:p text:style-name="P40"/>
            <text:p text:style-name="P24">Онлайн Магазин продажи <text:span text:style-name="T37">Электронных Запчастей</text:span></text:p>
            <text:p text:style-name="P47"><text:soft-page-break/><text:span text:style-name="T4">Страница на</text:span><text:span text:style-name="T7">Skylots</text:span><text:span text:style-name="T5">: </text:span><text:a xlink:type="simple" xlink:href="https://skylots.org/diamondserge" text:style-name="Internet_20_link" text:visited-style-name="Visited_20_Internet_20_Link"><text:span text:style-name="T6">https://skylots.org/diamondserge</text:span></text:a><text:span text:style-name="T19"> </text:span></text:p>
            <text:p text:style-name="P10">С разборки, распайки разных плат и компов иногда остаются запчасти,из которых нерентабильно собирать обратно какой-то комп. Потому я их выставляю — может кому-то надо.</text:p>
            <text:p text:style-name="P8">Задачи:</text:p>
            <text:p text:style-name="P12">- Как и во втором Онлайн-магазине (пофоткать, автоматизировать алгоритмами редактирование и подачу контента и т. д.)</text:p>
            <text:p text:style-name="P12">- Только тут ещё тестировать все эти запчасти надо (пока не автоматизировал).</text:p>
            <text:p text:style-name="P8">Достижения:</text:p>
            <text:p text:style-name="P12">- Мои алгоритмы позволяют мне подавать сотни объявлений не напрягаясь, что позволяет работать с достаточно мелкими и неликвидными вещами на которые у других рынков просто нет времени.</text:p>
            <text:p text:style-name="P12">- Можно считать что этот проект <text:span text:style-name="T42">environment friendly (</text:span><text:span text:style-name="T2">реализов</text:span>ывает вещи которые рабочие но пошли бы на свалку из-за невыгодности возни для обычных людей с их продажей)<text:span text:style-name="T42">.</text:span></text:p>
            <text:p text:style-name="P3"/>
            <text:p text:style-name="P24">Онлайн Магазин продажи Антиквара</text:p>
            <text:p text:style-name="P47"><text:span text:style-name="T4">Страница на </text:span><text:span text:style-name="T7">Violity</text:span><text:span text:style-name="T5">: </text:span><text:a xlink:type="simple" xlink:href="https://diamondserge.violity.auction/" text:style-name="Internet_20_link" text:visited-style-name="Visited_20_Internet_20_Link">https://diamondserge.violity.auction/</text:a><text:span text:style-name="T6"> </text:span></text:p>
            <text:p text:style-name="P6"><text:span text:style-name="T33">Инструменты</text:span><text:span text:style-name="T28">: </text:span><text:a xlink:type="simple" xlink:href="https://kit.co/zoopyserg/online-store-kit-starter" text:style-name="Internet_20_link" text:visited-style-name="Visited_20_Internet_20_Link"><text:span text:style-name="T28">https://kit.co/zoopyserg/online-store-kit-starter</text:span></text:a><text:span text:style-name="T28"> </text:span></text:p>
            <text:p text:style-name="P10">Небольшой магазинчик где я реализовываю некоторые товары в свободное время.</text:p>
            <text:p text:style-name="P8">Задачи:</text:p>
            <text:p text:style-name="P10">- Системный анализ (конвеерный подход к подбору инструментов).</text:p>
            <text:p text:style-name="P10">- Автоматизация обработки фотографий лотов (программой).</text:p>
            <text:p text:style-name="P10">- Автоматизация подачи объявлений (скриптами, до <text:span text:style-name="T42">QT </text:span>ещё не дошёл — нет времени<text:span text:style-name="T2">).</text:span></text:p>
            <text:p text:style-name="P8">Достижения:</text:p>
            <text:p text:style-name="P10">Почти 1000 хороших отзывов</text:p>
            <text:p text:style-name="P3"/>
            <text:p text:style-name="P24">Создание <text:span text:style-name="T37">Анализа Разных Вопросов</text:span></text:p>
            <text:p text:style-name="P47"><text:span text:style-name="T4">Youtube канал (где я в риал-тайме анализирую разные вещи которые меня интересуют)</text:span><text:span text:style-name="T5">: </text:span><text:a xlink:type="simple" xlink:href="https://www.youtube.com/channel/UCslx2pd0dAYNv8Aygb9PhIQ" text:style-name="Internet_20_link" text:visited-style-name="Visited_20_Internet_20_Link"><text:span text:style-name="T6">https://www.youtube.com/channel/UCslx2pd0dAYNv8Aygb9PhIQ</text:span></text:a><text:span text:style-name="T19"> </text:span></text:p>
            <text:p text:style-name="P17"><text:span text:style-name="T38">Т.е. Когда я хочу разобраться в задаче (будь то новый рынок, проект, функционал или что-то ещё) я могу начать с таблицы или карты, потом превратить это в какой-то алгоритм или систему. <text:line-break/>Так и рождаются мои апдейты по проектам.</text:span><text:span text:style-name="T37"><text:line-break/>Задачи:</text:span></text:p>
            <text:p text:style-name="P15"><text:span text:style-name="T37">- </text:span>Ментальн<text:span text:style-name="T37">ые Карты</text:span></text:p>
            <text:p text:style-name="P15"><text:span text:style-name="T37">- Таблицы<text:line-break/></text:span><text:span text:style-name="T39">Достижения:<text:line-break/></text:span><text:span text:style-name="T38">Считаю Аналитический подход лучшим подходом для достижения целей образования. Т.е. Я начал с того что перелопатил всю программу школьного и высшего образования. А потом пошёл дальше в вещи которых я не учил. В вещи в которых есть устоявшиеся специалисты.</text:span></text:p>
            <text:p text:style-name="P15"><text:span text:style-name="T38">Для меня Ментальные Карты и Таблицы (вместе с дневником) составляют вообще основу того как я докапываюсь до широкой панорамной детализированной картины мира.</text:span><text:span text:style-name="T46"><text:line-break/></text:span></text:p>
            <text:p text:style-name="P20">Дневник Повторений</text:p>
            <text:p text:style-name="P1"><text:span text:style-name="T11">Сайт: </text:span><text:a xlink:type="simple" xlink:href="http://diaryofrepetitions.com/ru" text:style-name="Internet_20_link" text:visited-style-name="Visited_20_Internet_20_Link"><text:span text:style-name="T40">http://diaryofrepetitions.com/ru</text:span></text:a></text:p>
            <text:p text:style-name="P16">Мой аналитический проект нацеленн<text:span text:style-name="T37">ый на то чтоб определять зависимость задач друг от друга, определять приоритеты, первопричины и прочее.</text:span></text:p>
            <text:p text:style-name="P12">Началось опять таки с бумажного Дневника Повторений, потом Электронный с целью не писать от руки, потом подключились простые алгоритмы анализа рейтинга пунктов, потом подключились более сложные алгоритмы Линейной Алгебры которые оптимизировали ранжирование между задачами так чтоб оно работало на фронт-энде (так как вычислять по связям какие пункты являются первопричинами это по сути Экспонента так как там сеть деревьев с иерархией ноудов, решал вопрос алгоритма Линейной Алгеброй)</text:p>
            <text:p text:style-name="P8">Задачи</text:p>
            <text:p text:style-name="P10">- Разработка Идеи (потребности).</text:p>
            <text:p text:style-name="P10">- Бэк-энд (от алгоритмов до выполнения на Руби и Джаваскрипте).</text:p>
            <text:p text:style-name="P10">- Дизайн.</text:p>
            <text:p text:style-name="P10">- <text:span text:style-name="T42">Full-Stack </text:span>приколы (дублирование алгоритмов на Руби и Джаваскрипте, тестирование отдельно на бэк-энде и фронт-энде и потом интеграционно, <text:span text:style-name="T42">JWT </text:span><text:span text:style-name="T2">токен</text:span>ы, <text:span text:style-name="T42">API</text:span> <text:span text:style-name="T2">и т.д.).</text:span></text:p>
            <text:p text:style-name="P10">- <text:span text:style-name="T2">Инфографика (пробовал в </text:span>3D <text:span text:style-name="T2">видео обьяснить кому </text:span>и зачем это <text:soft-page-break/>может быть нужно, но это такое).</text:p>
            <text:p text:style-name="P8">Достижения</text:p>
            <text:p text:style-name="P10">- По сути этот проект и есть достижение. Полезен в быту и на работе. Проект по микро-оптимизациям жизни по сути. Очень горжусь им.<text:line-break/><text:span text:style-name="T49">- </text:span><text:span text:style-name="T48">То и дело превращаю тех или иных людей в высококлассных специалистов (советуя им писать Дневник Повторений, а иногда и сам </text:span><text:span text:style-name="T48">его использую когда иду решать чьи-то системные проблемы)</text:span><text:span text:style-name="T49">.</text:span></text:p>
            <text:p text:style-name="P4"/>
            <text:p text:style-name="P21">Caperoma</text:p>
            <text:p text:style-name="P44"><text:span text:style-name="T13">RubyGems: </text:span><text:a xlink:type="simple" xlink:href="https://rubygems.org/gems/caperoma" text:style-name="Internet_20_link" text:visited-style-name="Visited_20_Internet_20_Link">https://rubygems.org/gems/caperoma</text:a><text:span text:style-name="T14"> </text:span></text:p>
            <text:p text:style-name="P44"><text:span text:style-name="T13">RubyToolbox: </text:span><text:a xlink:type="simple" xlink:href="https://www.ruby-toolbox.com/projects/caperoma" text:style-name="Internet_20_link" text:visited-style-name="Visited_20_Internet_20_Link">https://www.ruby-toolbox.com/projects/caperoma</text:a><text:span text:style-name="T14"> </text:span></text:p>
            <text:p text:style-name="P49"><text:span text:style-name="T18">Проект созданн</text:span><text:span text:style-name="T8">ый параллельно с основной работой - когда я работал в </text:span><text:span text:style-name="T22">RailsMuffin </text:span><text:span text:style-name="T8">и делал соц сети. Он построен на базе скриптов МетаПрограммирования составленных мной на основе повторяющихся нужд в разработке проекта. Целью проекта было автоматизировать некоторые повторяющиеся задачи в разработке ПО для (микро-оптимизировать работу) для того чтоб не тратить время на мелочи и успевать за бесконечно сужающимися требованиями сроков поставки фич.</text:span></text:p>
            <text:p text:style-name="P49"><text:span text:style-name="T8">Результатом существования проекта была моя способность программмировать в 3-5 раз быстрее других Мидл+ программистов в фирме </text:span><text:span text:style-name="T22">RailsMuffin </text:span><text:span text:style-name="T8">(так как проект брал на себя </text:span><text:span text:style-name="T18">все проджект-менеджерские требования </text:span><text:span text:style-name="T8">которые никак не помогали написать проект быстрее, и только отвлекали от главной цели — т. е. Проект делает организацию веток в гитхабе, верных пулл реквестов из ветки в ветку, генерирование </text:span><text:span text:style-name="T22">ID </text:span><text:span text:style-name="T18">в Джире и Пивотале, какое-то время запускал внутренние проверки синтаксиса до того как появился Рубокоп</text:span><text:span text:style-name="T8">). </text:span><text:span text:style-name="T18">Я развиваю </text:span><text:span text:style-name="T8">этот проект по мере технических возможностей. Все технические возможности (как он работает и т. п.) можно увидеть по ссылке на </text:span><text:span text:style-name="T22">GitHub.</text:span></text:p>
            <text:p text:style-name="P9">Задачи:</text:p>
            <text:p text:style-name="P13">- Автоматизировать мелочи не представляющие ценности для технических целей проекта и которые созданы исключительно проджект менеджерами для облегчения им их организаторских целей.</text:p>
            <text:p text:style-name="P9">Достижения:</text:p>
            <text:p text:style-name="P12">- Облегчает существенно рабочий поток когда не отвлекаешься на организацию веток и проджект менеджмента. Всё организовано и в голове и в документах и на гитхабе и в джире и не занимает никакого времени.</text:p>
            <text:p text:style-name="P4"/>
            <text:p text:style-name="P3"><text:span text:style-name="T24">New Media Strategy</text:span><text:span text:style-name="T23"> <text:line-break/></text:span><text:span text:style-name="T28">(система </text:span><text:span text:style-name="T31">подачи </text:span><text:span text:style-name="T28">объявлений на </text:span><text:span text:style-name="T29">Craigslist </text:span><text:span text:style-name="T31">в автоматическом режиме </text:span><text:span text:style-name="T28">для партнёров по проекту </text:span><text:span text:style-name="T29">SwapHigh </text:span><text:span text:style-name="T28">- с целью помочь им увеличить поставки б/у телефонов и облегчить работу с </text:span><text:span text:style-name="T29">Craigslist</text:span><text:span text:style-name="T28">)</text:span></text:p>
            <text:p text:style-name="P8">Задачи</text:p>
            <text:p text:style-name="P10">- <text:span text:style-name="T2">Весь </text:span>Бэк-энд <text:span text:style-name="T2">(через </text:span><text:span text:style-name="T43">TDD </text:span><text:span text:style-name="T3">с </text:span><text:span text:style-name="T1">100%</text:span><text:span text:style-name="T3">м</text:span><text:span text:style-name="T1"> покрытие</text:span><text:span text:style-name="T3">м</text:span><text:span text:style-name="T1"> тестами, </text:span><text:span text:style-name="T2">платформа на Руби, и плагин</text:span>ы на <text:span text:style-name="T42">Java </text:span><text:span text:style-name="T2">для десктопов котор</text:span>ые делали <text:span text:style-name="T2">локально</text:span> нужные бизнесу задачи, и время от времени синхронизировались на сервер).</text:p>
            <text:p text:style-name="P10">- Высокие нагрузки (<text:span text:style-name="T2">до </text:span>10тыс запросов в минуту в режимы пиковой нагрузки, такие нагрузки были вызваны тем, что одна из услуг сервиса была предлагать аналитику просмотров объявлений поданных на <text:span text:style-name="T42">Craigslist</text:span><text:span text:style-name="T2">, следовательно одно обьявление могло иметь </text:span>тысячи просмотров за день, в пике на 6 вечера, и надо было предоставлять аналитические таблицы, графики, хранить информацию о каждом открытии объявления и т.д.).</text:p>
            <text:p text:style-name="P10">- Организация одновременной разработки частей системы (путём разработки общей картины Архитектуры, разбивания её на компоненты — т. е. Модули — разработка которых между собой не конфликтует, написание требований к компонентам в виде Документации, а потом нанимание фрилансеров на каждый компонент и распределение между ними задач так чтоб ветки делались одновременно и в конце состыковались).</text:p>
            <text:p text:style-name="P10">Пивотал и <text:span text:style-name="T42">Google </text:span>Календарь я на тот момент не использовал, сегодня мне это легче делать в сотню раз.</text:p>
            <text:p text:style-name="P10">- Предсказывание рисков и расходов связанных с входом на новые рынки (Технически и легальные правила подачи объявлений были разные в каждом штате в США, и следовательно мне надо было учесть законы, посчитать стоимость оборудования, потенциальные вложения и возможные доходы, и подбить итог целесообразно идти туда или нет).</text:p>
            <text:p text:style-name="P10">- Фронт-энд (в основном с точки зрения оптимизация работы пользователей — т. е. анализ <text:span text:style-name="T2">потока действий на сайте, минимизация </text:span><text:soft-page-break/><text:span text:style-name="T2">траекторий движения м</text:span>ышкой и т. п.).</text:p>
            <text:p text:style-name="P10">- Подбор не-компьютерного аппартного оборудования (<text:span text:style-name="T42">GSM </text:span>приёмники, усилители сигналов, <text:span text:style-name="T2">хаб</text:span>ы, Интернет-провайдеры и прочее). Поиск лучших вариантов. Настройка оборудования через <text:span text:style-name="T2">Интернет в </text:span>разных городах в США. Написание драйверов общения с железом через <text:span text:style-name="T42">COM </text:span><text:span text:style-name="T2">порт (для </text:span>некоторых специализированных задач под которые не было софта).<text:line-break/></text:p>
            <text:p text:style-name="P8">Достижения</text:p>
            <text:p text:style-name="P12">- В одиночку управлял сотнями объявлений от десятка магазинов в Штатах (авто-диллеры, продавцы телефонов и т.д.).</text:p>
            <text:p text:style-name="P12">- Был какое-то время единственным на рынке услуг подачи на <text:span text:style-name="T42">Craigslist </text:span>объявлений, кто мог дать хоть какие-то гарантии того, что объявления будут поданы (ввиду технической сложности процесса никто кроме меня на рынке не мог дать гарантий).</text:p>
            <text:p text:style-name="P12">- Отказался от бесконечно прибыльной идеи потому что он вырос с уровня «для себя и для своих» до уровня «для клиентов» - в <text:s/>тот момент как я это понял, я осознал, что это идёт в противовес Ползовательскому Соглашению <text:span text:style-name="T42">Craigslist'</text:span><text:span text:style-name="T2">а</text:span>. <text:span text:style-name="T2">И отказался дальше в </text:span>этом направлении работать. Совесть дороже денег.</text:p>
            <text:p text:style-name="P12">- Ну зато подтянул теорию по Безопасности существенно (все эти тесты Тюринга и т. д. которые учил в Университете).</text:p>
            <text:p text:style-name="P4"/>
            <text:p text:style-name="P5">Работа В Компаниях:</text:p>
            <text:p text:style-name="P6"><text:span text:style-name="T1">Middle+ Ruby on Rails</text:span><text:span text:style-name="T37"> разработчик </text:span><text:span text:style-name="T2">в фирме </text:span>Railsmuffin<text:span text:style-name="T37">.</text:span></text:p>
            <text:p text:style-name="P18">Главный <text:span text:style-name="T42">(</text:span>и единственный<text:span text:style-name="T42">)</text:span> бэк-енд разработчик в социальной сети <text:span text:style-name="T42">Ruck.us </text:span>которая создавалась под выборы в США в 2014м году<text:span text:style-name="T42">.</text:span></text:p>
            <text:p text:style-name="P12"><text:span text:style-name="T45">Задачи</text:span><text:line-break/>- Архитектура ПО.</text:p>
            <text:p text:style-name="P22"><text:span text:style-name="T33">- </text:span><text:span text:style-name="T28">Серверная обработка данн</text:span><text:span text:style-name="T33">ых (текста, картинок, видео).</text:span></text:p>
            <text:p text:style-name="P22"><text:span text:style-name="T33">- Подключение</text:span><text:span text:style-name="T29"> </text:span><text:span text:style-name="T28">плат</text:span><text:span text:style-name="T33">ёжных систем для донейтов через </text:span><text:span text:style-name="T29">API</text:span><text:span text:style-name="T33">.</text:span></text:p>
            <text:p text:style-name="P12">- Безопасность (поскольку это социалка с финансами, её постоянно кто-то пытался взломать, по логам это видно, но так как написано всё было качественно, не «на колене», то она стабильно работала до успешного закрытия проекта в 2016м.</text:p>
            <text:p text:style-name="P23"><text:span text:style-name="T34">- </text:span><text:span text:style-name="T33">Оптимизация кода под высокие нагрузки.</text:span></text:p>
            <text:p text:style-name="P8"/>
            <text:p text:style-name="P8">Достижения</text:p>
            <text:p text:style-name="P10">- Всё сделал в сроки.</text:p>
            <text:p text:style-name="P10">- Мета-программирование сэкономило около 30% бюджета проекта (денежного и временного, см. <text:span text:style-name="T42">Caperoma</text:span>).</text:p>
            <text:p text:style-name="P10">- Командой из <text:span text:style-name="T2">5</text:span> человек <text:span text:style-name="T2">по сути </text:span>(я как 100%й бэк-эн<text:span text:style-name="T2">д разработчик</text:span>, + фронд-энд <text:span text:style-name="T2">специалист </text:span>на джаваскрипте + <text:span text:style-name="T2">парт таймом </text:span>тестировщик и <text:span text:style-name="T2">верстальщик + синьор иногда загляд</text:span>ывал раз в 2 недели сервер настроить) за 9 месяцев поднял социальную сеть, которая собрала в предвыборных гонках около 1млн долларов донейтами. По сути весь функционал сайта делал я без чьей либо помощи.</text:p>
            <text:p text:style-name="P10"/>
            <text:p text:style-name="P3"><text:span text:style-name="T1">Тестировщик, Бизнес Аналитик в </text:span><text:span text:style-name="T43">SwapHigh</text:span></text:p>
            <text:p text:style-name="P19"><text:span text:style-name="T28">(</text:span><text:span text:style-name="T31">проект </text:span><text:span text:style-name="T28">в США по перепродаже б/у айфонов из Америки)</text:span></text:p>
            <text:p text:style-name="P8">Задачи</text:p>
            <text:p text:style-name="P10">- Превращение бизнес-плана в технические задания.<text:line-break/>- Посредник в технических переговорах между англоязычными заказчиком и русскоязычными разработчиками в Киеве.</text:p>
            <text:p text:style-name="P10">- Логистика (поиск разработчиков, организация перевозок и импорта<text:span text:style-name="T42">, </text:span><text:span text:style-name="T2">создание сети партн</text:span>ёров по Украине и т.п.).</text:p>
            <text:p text:style-name="P10">- Тестировка вэб-платформы написанной разработчиками на <text:span text:style-name="T42">PHP</text:span>.</text:p>
            <text:p text:style-name="P10">- Доделывание за фирмой-разработчиком сайта на <text:span text:style-name="T42">PHP </text:span>ради сокращения сроков разработки.</text:p>
            <text:p text:style-name="P10">- Профессиональный фулл-тайм ремонт телефонов (замена разбитых экранов и корпусов, прогрев топленных микросхем в местах коррозии, замена запчастей и т.п.).</text:p>
            <text:p text:style-name="P10"><text:span text:style-name="T45">Достижения<text:line-break/></text:span><text:span text:style-name="T1">Вывел проект на первые позиции в Украине по продаже б/у телефонов на тот момент. По принципу</text:span><text:span text:style-name="T45"> </text:span><text:span text:style-name="T44">Competition is a sin</text:span><text:span text:style-name="T43">. О</text:span><text:span text:style-name="T3">ставил </text:span><text:span text:style-name="T1">вне конкуренции бесконечных студентов, которые дэмпинговали цены и продавали плохой продукт портя рынок. Пол года мои цены на айфоны были самыми высокими в Украине и всё равно покупались потому что было наивысшее качество (что сейчас не понятно, но тогда было важным ввиду нехватки качественных запчастей в мире).</text:span></text:p>
            <text:p text:style-name="P10"><text:soft-page-break/></text:p>
            <text:p text:style-name="P8">Продавец-консультант (стройматериалы, книги, продукты и прочее).</text:p>
            <text:p text:style-name="P8"/>
            <text:p text:style-name="P8">Преподаватель Английского один-на-один.</text:p>
            <text:p text:style-name="P10"/>
            <text:p text:style-name="P2">Социальные и Неприбыльные организации:</text:p>
            <text:p text:style-name="P14"/>
            <text:p text:style-name="P20">АИНГ</text:p>
            <text:p text:style-name="P10">Волонтёр по Исследованию техник Осознанных Снов (вход в состояние, управление пространством сна, использование состояния в личных целях). Интересует как ресурс, в который можно погрузиться, чтоб подключить к решению задачи весь ресурс подсознания. Как глубокая медитация. По сути это механизм позволяющий ускорить и увидеть гениальные прозрения (как Менделеев который увидел во сне Периодическую Таблицу Химических Элементов). Эти навыки позволяют достичь всем людям существенных результатов в обозримые сроки (понять куда, как и зачем нужно идти и т.д.)</text:p>
            <text:p text:style-name="P10">Ссылка на профиль: <text:a xlink:type="simple" xlink:href="https://pro.aing.ru/pl/99710310" text:style-name="Internet_20_link" text:visited-style-name="Visited_20_Internet_20_Link"><text:span text:style-name="T1">https://pro.aing.ru/pl/99710310</text:span></text:a><text:span text:style-name="T1"> </text:span></text:p>
            <text:p text:style-name="P11"/>
            <text:p text:style-name="P21">AIESEC (Kiev)</text:p>
            <text:p text:style-name="P10">Организатор Логистики (транспортной и жилищной) <text:span text:style-name="T2">и </text:span>Ответственный за <text:span text:style-name="T2">техническое оборудование (</text:span>компы, аудиотехника, камеры, их синхронизация, вещание в Интернет и т. п.) на всеукраинских конференциях с сотнями участников (типа <text:span text:style-name="T42">WinCo 2010, GrowthInPR, UkrAsia, </text:span><text:span text:style-name="T2">и т.п.)</text:span>.</text:p>
            <text:p text:style-name="P21"/>
            <text:p text:style-name="P21">IHL</text:p>
            <text:p text:style-name="P15">Организатор нескольких сезонов Бизнес Школ<text:span text:style-name="T37">ы «Первый Бизнес» </text:span>во Львове<text:span text:style-name="T37"> в рамках </text:span>Гранта от Горсовета по<text:span text:style-name="T37"> Расширению Бизнес-Образования </text:span>Населения <text:span text:style-name="T37">в Украине.</text:span></text:p>
            <text:p text:style-name="P15"><text:span text:style-name="T37">Сайт: </text:span><text:a xlink:type="simple" xlink:href="https://pershyibiznes.wordpress.com/" text:style-name="Internet_20_link" text:visited-style-name="Visited_20_Internet_20_Link"><text:span text:style-name="T37">https://pershyibiznes.wordpress.com/</text:span></text:a><text:span text:style-name="T37"> </text:span></text:p>
            <text:p text:style-name="P10"/>
            <text:p text:style-name="P21">AIESEC (Lviv).</text:p>
            <text:p text:style-name="P10"><text:span text:style-name="T2">Фанд </text:span>Рейз<text:span text:style-name="T2">инг</text:span>.</text:p>
            <text:p text:style-name="P15">Логистика.</text:p>
            <text:p text:style-name="P10"/>
            <text:p text:style-name="P2">Образование</text:p>
            <text:p text:style-name="P25"/>
            <text:p text:style-name="P3"><text:span text:style-name="T47">Техническое</text:span>:</text:p>
            <text:p text:style-name="P21">Massachusetts Institute of Technology, OpenCorseware</text:p>
            <text:p text:style-name="P29"><text:span text:style-name="T28">Сайт: </text:span><text:a xlink:type="simple" xlink:href="https://ocw.mit.edu/" text:style-name="Internet_20_link" text:visited-style-name="Visited_20_Internet_20_Link"><text:span text:style-name="T28">https://ocw.mit.edu/</text:span></text:a><text:span text:style-name="T28"> </text:span></text:p>
            <text:p text:style-name="P10"><text:span text:style-name="T45">Математика на английском </text:span><text:span text:style-name="T44">(видео лекции, практика и т. п.)</text:span></text:p>
            <text:p text:style-name="P10"><text:span text:style-name="T43">С уровня Precalculus до Calculus, Multivatiable Calculus, Линейной Алгебры, Диф</text:span><text:span text:style-name="T3">ференциальн</text:span><text:span text:style-name="T1">ых</text:span><text:span text:style-name="T43"> Уравнений, пытаюсь дойти до Аналитической </text:span><text:span text:style-name="T1">Математики </text:span><text:span text:style-name="T43">по книжкам MIT </text:span><text:span text:style-name="T1">как только найду время.</text:span></text:p>
            <text:p text:style-name="P26"/>
            <text:p text:style-name="P21">Arizona State University, <text:span text:style-name="T37">курсы на </text:span>edX</text:p>
            <text:p text:style-name="P29"><text:span text:style-name="T28">Сайт: </text:span><text:a xlink:type="simple" xlink:href="https://www.edx.org/" text:style-name="Internet_20_link" text:visited-style-name="Visited_20_Internet_20_Link"><text:span text:style-name="T28">https://www.edx.org/</text:span></text:a><text:span text:style-name="T28"> </text:span></text:p>
            <text:p text:style-name="P8">Математика на английском <text:span text:style-name="T2">по </text:span>автоматической <text:span text:style-name="T2">программе </text:span><text:span text:style-name="T42">ALEKS</text:span><text:span text:style-name="T2"> </text:span>разработанной в <text:span text:style-name="T42">ASU </text:span>(по которой если не знаешь то дальше не пройдёшь)<text:span text:style-name="T42">.</text:span></text:p>
            <text:p text:style-name="P10">С нуля <text:span text:style-name="T2">до уровня </text:span><text:span text:style-name="T42">Precalculus.</text:span></text:p>
            <text:p text:style-name="P28"/>
            <text:p text:style-name="P21">University of California, Berkeley, <text:span text:style-name="T2">онлайн курс.</text:span></text:p>
            <text:p text:style-name="P27"><text:span text:style-name="T28">Сайт </text:span><text:a xlink:type="simple" xlink:href="https://www.edx.org/" text:style-name="Internet_20_link" text:visited-style-name="Visited_20_Internet_20_Link"><text:span text:style-name="T28">https://www.edx.org/</text:span></text:a><text:span text:style-name="T28"> </text:span></text:p>
            <text:p text:style-name="P16"><text:span text:style-name="T39">Курс</text:span><text:span text:style-name="T45"> </text:span><text:span text:style-name="T44">Software As A Service </text:span><text:span text:style-name="T42">(</text:span>построение в<text:span text:style-name="T37">эб платформ на Руби — современные стандарты, </text:span><text:span text:style-name="T42">TDD, </text:span>правила скейлинга, <text:span text:style-name="T37">азы </text:span><text:span text:style-name="T42">GitHub</text:span>'а и прочее<text:span text:style-name="T42">).</text:span></text:p>
            <text:p text:style-name="P28"/>
            <text:p text:style-name="P19"><text:span text:style-name="T45">Национальный Университет “Львовская Политехника”<text:line-break/></text:span><text:span text:style-name="T36">Компьютерная и Прикладная Лингвистика </text:span></text:p>
            <text:p text:style-name="P12">Искусственный Интеллект. <text:span text:style-name="T2">Английский. Программирование. </text:span>Процессы анализа информации в мозгу. Использование этой теории для усвоения и обработки информации. Высшая математика (мой любимый предмет). Был в ТОП 10 на потоке. </text:p>
            <text:p text:style-name="P12">Во время Бакалавра понял что надоело слушать дезинформацию про <text:soft-page-break/>устаревающие технологии, доказывать бесконечным тёткам, что я «не москаль», что «чего-то стою» и т.д. Неуважение преподавателей к студентам и т. п. Тонкости Украинской Филологии и Украинского Образования в принципе на тот момент. Не имеющего ни вектора ни целей. Я ушёл после 4го курса и уехал в Киев развивать свои проекты.</text:p>
            <text:p text:style-name="P25"/>
            <text:p text:style-name="P5">Управление Компаниями:</text:p>
            <text:p text:style-name="P10"><text:span text:style-name="T24">Куис «Первый Бизнес» от </text:span><text:span text:style-name="T25">IHL </text:span><text:span text:style-name="T24">(три выпуска)</text:span></text:p>
            <text:p text:style-name="P10">2 года организовывал школу и сам параллельно ходил на эти курсы (преподаватели от МВА делали начитку <text:span text:style-name="T2">семинаров -</text:span> уроки распределения обязанностей, управления персоналом, тайм менеджмент, психология ведения переговоров, определения мотиваций, <text:span text:style-name="T2">интересов и отношения </text:span>к чему-то, составления психопортретов и использование их для мотивирования, пиар и т.д.).</text:p>
            <text:p text:style-name="P10"><text:line-break/><text:span text:style-name="T24">«Школа Публичных Выступлений» от </text:span><text:span text:style-name="T25">IHL </text:span></text:p>
            <text:p text:style-name="P10">Общение с широкой публикой, навыки донесения своих мыслей до широкой аудитории и т. д.</text:p>
            <text:p text:style-name="P14"/>
            <text:p text:style-name="P10"><text:span text:style-name="T24">Курс </text:span><text:span text:style-name="T25">“GrowthInPR” </text:span><text:span text:style-name="T26">от </text:span><text:span text:style-name="T25">AIESEC Kiev</text:span></text:p>
            <text:p text:style-name="P10">Пиар</text:p>
            <text:p text:style-name="P10"/>
            <text:p text:style-name="P14"><text:span text:style-name="T27">Конференции </text:span><text:span text:style-name="T24">SmartStart </text:span><text:span text:style-name="T27">и</text:span><text:span text:style-name="T24"> CashControl</text:span></text:p>
            <text:p text:style-name="P10">Ведение финансового учёта, распределения ресурсов, планирования чтоб на всё хватило и т.д.</text:p>
            <text:p text:style-name="P14"/>
            <text:p text:style-name="P21"><text:span text:style-name="T2">Корпоративная культура </text:span>AIESEC <text:span text:style-name="T2">и </text:span>IHL.</text:p>
            <text:p text:style-name="P14"><text:span text:style-name="T2">Проведения </text:span><text:span text:style-name="T37">тим-билдингов, </text:span><text:span text:style-name="T2">мотивирование людей что-то делать когда нету финансовой в</text:span><text:span text:style-name="T37">ыгоды, построение </text:span>win-win <text:span text:style-name="T2">договоров</text:span><text:span text:style-name="T37"> </text:span><text:span text:style-name="T2">по обмену услугами </text:span><text:span text:style-name="T37">и т.п.</text:span></text:p>
            <text:p text:style-name="P25"/>
            <text:p text:style-name="P5">Медицинское<text:line-break/><text:span text:style-name="T31">(необходимое для организации работ</text:span><text:span text:style-name="T28">ы программистом)</text:span>:</text:p>
            <text:p text:style-name="P24">Центр Специальной Подготовки</text:p>
            <text:p text:style-name="P25"><text:span text:style-name="T31">Сайт: </text:span><text:a xlink:type="simple" xlink:href="https://1aid.com.ua/uk" text:style-name="Internet_20_link" text:visited-style-name="Visited_20_Internet_20_Link"><text:span text:style-name="T31">https://1aid.com.ua/uk</text:span></text:a><text:span text:style-name="T31"> </text:span></text:p>
            <text:p text:style-name="P10">Курс <text:span text:style-name="T2">Оказания </text:span>Первой Помощи <text:span text:style-name="T2">(при </text:span>Несчастных Случаях, <text:span text:style-name="T2">Чрезв</text:span>ычайных Ситуациях, <text:span text:style-name="T2">ДТП</text:span> и т.п.)</text:p>
            <text:p text:style-name="P25"/>
            <text:p text:style-name="P20">Академия "Партнер Плюс"</text:p>
            <text:p text:style-name="P10"><text:span text:style-name="T2">Курс </text:span>Массажист <text:span text:style-name="T2">(+</text:span> Эргономика <text:span text:style-name="T2">Р</text:span>абочего <text:span text:style-name="T2">П</text:span>ространства <text:span text:style-name="T2">+ Закрепление знаний Базовой Анатомии</text:span>).</text:p>
            <text:p text:style-name="P25"><text:span text:style-name="T28">Сайт: </text:span><text:a xlink:type="simple" xlink:href="http://www.partnerplus.com.ua/" text:style-name="Internet_20_link" text:visited-style-name="Visited_20_Internet_20_Link"><text:span text:style-name="T28">http://www.partnerplus.com.ua/</text:span></text:a><text:span text:style-name="T28"> </text:span></text:p>
            <text:p text:style-name="P25"/>
            <text:p text:style-name="P5">Управление транспортными средствами:</text:p>
            <text:p text:style-name="P20">Автошкола Рега</text:p>
            <text:p text:style-name="P29"><text:span text:style-name="T28">Сайт: </text:span><text:a xlink:type="simple" xlink:href="https://www.rega.lviv.ua/" text:style-name="Internet_20_link" text:visited-style-name="Visited_20_Internet_20_Link"><text:span text:style-name="T28">https://www.rega.lviv.ua/</text:span></text:a></text:p>
            <text:p text:style-name="P15">Оттачивание нав<text:span text:style-name="T37">ыков вождения ка</text:span>тегории <text:span text:style-name="T37">А.</text:span></text:p>
            <text:p text:style-name="P25"/>
            <text:p text:style-name="P53">Львівський державний обласний навчально-курсовий комбінат</text:p>
            <text:p text:style-name="P10"><text:span text:style-name="T2">Вождение </text:span>Кат<text:span text:style-name="T2">егории</text:span> В</text:p>
            <text:p text:style-name="P25"/>
            <text:p text:style-name="P24">Автошкола Автоград</text:p>
            <text:p text:style-name="P10"><text:span text:style-name="T2">Вождение </text:span>Кат<text:span text:style-name="T2">егории</text:span> А</text:p>
          </table:table-cell>
          <table:table-cell table:style-name="Таблица1.A1" table:number-columns-spanned="4" office:value-type="string">
            <text:p text:style-name="P8">О Себе:</text:p>
            <text:p text:style-name="P10"/>
            <text:p text:style-name="P8">Паровозик который смог)</text:p>
            <text:p text:style-name="P10"/>
            <text:p text:style-name="P10"/>
            <text:p text:style-name="P10"><text:span text:style-name="T51">philosophical business engineer</text:span> </text:p>
            <text:p text:style-name="P10"/>
            <text:p text:style-name="P10"><text:span text:style-name="T52">Фулл стак. Поисковое Фундаментальное Прикладное.</text:span> </text:p>
            <text:p text:style-name="P10"/>
            <text:p text:style-name="P10">А если серьёзно, то:</text:p>
            <text:p text:style-name="P10">Могу взять бизнес-план.</text:p>
            <text:p text:style-name="P10">Превратить его в техническое задание (используя майндмап повторяющихся информационных процессов проекта).</text:p>
            <text:p text:style-name="P10">Техническое задание превратить в архитектуру (выбрать языки, платформы аппаратное обеспечение и т.п.).</text:p>
            <text:p text:style-name="P10">А архитектуру превратить в Код самостоятельно, либо могу распределить работу команды на модули — дать каждую ветку технического плана на разработку отдельному разработчику, а потом эти части соединить используя продуманные заранее интерфейсы.</text:p>
            <text:p text:style-name="P10"/>
            <text:p text:style-name="P10">Заморочен на <text:span text:style-name="T42">BDD (</text:span>немного меньше <text:span text:style-name="T42">TDD</text:span>)<text:span text:style-name="T42">, DRY, </text:span>рефакторинге, юнит-тестах, енд-ту-енд тестах и стайл-гайдах. </text:p>
            <text:p text:style-name="P10"/>
            <text:p text:style-name="P10">Если метод состоит больше чем из одной строчки либо не протестирован — считаю что он не работает и надо переделать.</text:p>
            <text:p text:style-name="P10">И это касается любого языка. Должны быть причины по которым оставили мультилайн.</text:p>
            <text:p text:style-name="P10"/>
            <text:p text:style-name="P10">Использую в основном Руби он Рейлз.</text:p>
            <text:p text:style-name="P10">Иногда <text:span text:style-name="T42">Vue.js </text:span>+ <text:span text:style-name="T42">Karma (</text:span>но без фанатизма — минимальные изменения не влияющие на индексирование в сёрч енджинах).</text:p>
            <text:p text:style-name="P10"/>
            <text:p text:style-name="P10">Могу накликать за пару дней фронт-энд в программах по дизайну вэб-страниц которые купил (<text:span text:style-name="T42">Twitter Bootstrap Studio </text:span>или <text:span text:style-name="T42">Pinegrow).</text:span></text:p>
            <text:p text:style-name="P10"/>
            <text:p text:style-name="P10">Немного знаю .<text:span text:style-name="T42">Net, C++ (</text:span>открывал последний раз в 2021м когда делал пару небольших десктопных интерфейсов)</text:p>
            <text:p text:style-name="P14"/>
            <text:p text:style-name="P10">Два года изучал Высшую Математику онлайн (в <text:span text:style-name="T42">MIT Open Courseware </text:span>и других сайтах). А так же использовал её для оптимизации алгоритмов (например, линейное или квадратичное приближение, дифференциалы, линейная алгебра). </text:p>
            <text:p text:style-name="P15"/>
            <text:p text:style-name="P10"><text:soft-page-break/>Со скейлингом справляюсь.</text:p>
            <text:p text:style-name="P10">Вполне комфортно могу написать процедуру на <text:span text:style-name="T42">SQL </text:span>и т. п.</text:p>
            <text:p text:style-name="P10"/>
            <text:p text:style-name="P10">Знаком с общей теорией Безопасности (не только информационной — принципами присвоения категории на основе надёжности самого слабого звена и т. п.).</text:p>
            <text:p text:style-name="P10">В плане настроек безопасности сервера - могу с книжкой <text:span text:style-name="T42">CIS Level 1 / CIS Level 2 </text:span>настроить там сервер на <text:span text:style-name="T42">Chef </text:span>и т. п.</text:p>
            <text:p text:style-name="P10"/>
            <text:p text:style-name="P10">Был Мидлом+ по Руби на двух соц сетях.</text:p>
            <text:p text:style-name="P10">Т.е. В них вся техническая часть была на мне (серверная обработка данных, система оплаты и т. п., вся соц сеть короче). А дизайнер делал фронт-энд, и тестировщик тестировал.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Таблица1.A1" table:number-columns-spanned="4" office:value-type="string">
            <text:p text:style-name="P3">Контакты</text:p>
            <text:p text:style-name="P31">E-mail</text:p>
            <text:p text:style-name="P1"><text:a xlink:type="simple" xlink:href="mailto:zoopyserg@gmail.com" text:style-name="Internet_20_link" text:visited-style-name="Visited_20_Internet_20_Link">zoopyserg@gmail.com</text:a><text:span text:style-name="T15"> <text:s/></text:span></text:p>
            <text:p text:style-name="P32"/>
            <text:p text:style-name="P32">LinkedIn</text:p>
            <text:p text:style-name="P44"><text:a xlink:type="simple" xlink:href="https://www.linkedin.com/in/serge-vinogradoff/" text:style-name="Internet_20_link" text:visited-style-name="Visited_20_Internet_20_Link">https://www.linkedin.com/in/serge-vinogradoff/</text:a><text:span text:style-name="T16"> </text:span></text:p>
            <text:p text:style-name="P37"/>
            <text:p text:style-name="P38">Facebook:</text:p>
            <text:p text:style-name="P45"><text:a xlink:type="simple" xlink:href="https://www.facebook.com/serge.vinogradoff1/" text:style-name="Internet_20_link" text:visited-style-name="Visited_20_Internet_20_Link">https://www.facebook.com/serge.vinogradoff1/</text:a><text:span text:style-name="T10"> </text:span></text:p>
            <text:p text:style-name="P39"/>
            <text:p text:style-name="P38">Patreon:</text:p>
            <text:p text:style-name="P47"><text:a xlink:type="simple" xlink:href="https://www.patreon.com/vinogradoff_group_tip_jar/" text:style-name="Internet_20_link" text:visited-style-name="Visited_20_Internet_20_Link">https://www.patreon.com/vinogradoff_group_tip_jar/</text:a><text:span text:style-name="T17"> 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Таблица1.A1" table:number-columns-spanned="4" office:value-type="string">
            <text:p text:style-name="P48"><text:span text:style-name="T21">Идентификационн</text:span><text:span text:style-name="T20">ый номер </text:span><text:span text:style-name="T9"><text:line-break/>(для запроса в Министерство Юстиций о </text:span><text:span text:style-name="T9">финансовой деятельности, отсутствии судимостей и т.п.):</text:span></text:p>
            <text:p text:style-name="P37">3218505194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Таблица1.A1" table:number-columns-spanned="4" office:value-type="string">
            <text:p text:style-name="P7">Семейн<text:span text:style-name="T37">ый Статус</text:span></text:p>
            <text:p text:style-name="P37">Не женат. </text:p>
            <text:p text:style-name="P37">Детей нет.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Таблица1.A1" table:number-columns-spanned="4" office:value-type="string">
            <text:p text:style-name="P3">Иностранные Языки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34">Русский</text:p>
          </table:table-cell>
          <table:table-cell table:style-name="Таблица1.A1" table:number-columns-spanned="3" office:value-type="string">
            <text:p text:style-name="P34">Родной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34">Украинский</text:p>
          </table:table-cell>
          <table:table-cell table:style-name="Таблица1.A1" table:number-columns-spanned="3" office:value-type="string">
            <text:p text:style-name="P34">Родной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34">Английский</text:p>
          </table:table-cell>
          <table:table-cell table:style-name="Таблица1.A1" table:number-columns-spanned="3" office:value-type="string">
            <text:p text:style-name="P34">Свободный + Математическое Образование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34">Немецкий</text:p>
          </table:table-cell>
          <table:table-cell table:style-name="Таблица1.A1" table:number-columns-spanned="3" office:value-type="string">
            <text:p text:style-name="P34">Понимаю на слух 15% разговорной речи, могу ответить на элементарном уровне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Таблица1.A1" office:value-type="string">
            <text:p text:style-name="P34">Польский</text:p>
          </table:table-cell>
          <table:table-cell table:style-name="Таблица1.A1" table:number-columns-spanned="3" office:value-type="string">
            <text:p text:style-name="P34">Понимаю на слух 50% бытовой речи, не говорю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Таблица1.A1" table:number-columns-spanned="4" office:value-type="string">
            <text:p text:style-name="P4">Разрешения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P36">Вождение транспортными средствами</text:p>
          </table:table-cell>
          <table:covered-table-cell/>
          <table:covered-table-cell/>
          <table:table-cell table:style-name="Таблица1.A1" office:value-type="string">
            <text:p text:style-name="P36">Кат. А, В<text:line-break/><text:span text:style-name="T50">Авто нету</text:span></text:p>
          </table:table-cell>
        </table:table-row>
        <table:table-row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P36">Заграничный паспорт</text:p>
          </table:table-cell>
          <table:covered-table-cell/>
          <table:covered-table-cell/>
          <table:table-cell table:style-name="Таблица1.A1" office:value-type="string">
            <text:p text:style-name="P36">Есть.</text:p>
          </table:table-cell>
        </table:table-row>
        <table:table-row>
          <table:covered-table-cell/>
          <table:covered-table-cell/>
          <table:covered-table-cell/>
          <table:table-cell table:style-name="Таблица1.A1" table:number-columns-spanned="4" office:value-type="string">
            <text:p text:style-name="P3">Навыки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38">Ruby on Rails</text:p>
          </table:table-cell>
          <table:covered-table-cell/>
          <table:table-cell table:style-name="Таблица1.A1" table:number-columns-spanned="2" office:value-type="string">
            <text:p text:style-name="P33">5/5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32">Vue.js</text:p>
          </table:table-cell>
          <table:covered-table-cell/>
          <table:table-cell table:style-name="Таблица1.A1" table:number-columns-spanned="2" office:value-type="string">
            <text:p text:style-name="P33">5/5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38">Vim</text:p>
          </table:table-cell>
          <table:covered-table-cell/>
          <table:table-cell table:style-name="Таблица1.A1" table:number-columns-spanned="2" office:value-type="string">
            <text:p text:style-name="P33">5/5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32">Web Архитектура</text:p>
          </table:table-cell>
          <table:covered-table-cell/>
          <table:table-cell table:style-name="Таблица1.A1" table:number-columns-spanned="2" office:value-type="string">
            <text:p text:style-name="P33">5/5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32">Автоматизация</text:p>
          </table:table-cell>
          <table:covered-table-cell/>
          <table:table-cell table:style-name="Таблица1.A1" table:number-columns-spanned="2" office:value-type="string">
            <text:p text:style-name="P33">5/5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32">Управление Проектами</text:p>
          </table:table-cell>
          <table:covered-table-cell/>
          <table:table-cell table:style-name="Таблица1.A1" table:number-columns-spanned="2" office:value-type="string">
            <text:p text:style-name="P33">5/5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32">Корпоративная Стратегия</text:p>
          </table:table-cell>
          <table:covered-table-cell/>
          <table:table-cell table:style-name="Таблица1.A1" table:number-columns-spanned="2" office:value-type="string">
            <text:p text:style-name="P33">5/5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32">Ruby Style Guides</text:p>
          </table:table-cell>
          <table:covered-table-cell/>
          <table:table-cell table:style-name="Таблица1.A1" table:number-columns-spanned="2" office:value-type="string">
            <text:p text:style-name="P33">5/5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32">ООП</text:p>
          </table:table-cell>
          <table:covered-table-cell/>
          <table:table-cell table:style-name="Таблица1.A1" table:number-columns-spanned="2" office:value-type="string">
            <text:p text:style-name="P33">5/5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32">Дизайн</text:p>
          </table:table-cell>
          <table:covered-table-cell/>
          <table:table-cell table:style-name="Таблица1.A1" table:number-columns-spanned="2" office:value-type="string">
            <text:p text:style-name="P33">4/5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32">Blender</text:p>
          </table:table-cell>
          <table:covered-table-cell/>
          <table:table-cell table:style-name="Таблица1.A1" table:number-columns-spanned="2" office:value-type="string">
            <text:p text:style-name="P33">4/5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32">Linux</text:p>
          </table:table-cell>
          <table:covered-table-cell/>
          <table:table-cell table:style-name="Таблица1.A1" table:number-columns-spanned="2" office:value-type="string">
            <text:p text:style-name="P33">4/5</text:p>
          </table:table-cell>
          <table:covered-table-cell/>
        </table:table-row>
        <table:table-row table:style-name="Таблица1.27"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32">Deployment</text:p>
          </table:table-cell>
          <table:covered-table-cell/>
          <table:table-cell table:style-name="Таблица1.A1" table:number-columns-spanned="2" office:value-type="string">
            <text:p text:style-name="P33">4/5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32">JavaScript</text:p>
          </table:table-cell>
          <table:covered-table-cell/>
          <table:table-cell table:style-name="Таблица1.A1" table:number-columns-spanned="2" office:value-type="string">
            <text:p text:style-name="P33">4/5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38">Plain Ruby</text:p>
          </table:table-cell>
          <table:covered-table-cell/>
          <table:table-cell table:style-name="Таблица1.A1" table:number-columns-spanned="2" office:value-type="string">
            <text:p text:style-name="P33">4/5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32">Bash</text:p>
          </table:table-cell>
          <table:covered-table-cell/>
          <table:table-cell table:style-name="Таблица1.A1" table:number-columns-spanned="2" office:value-type="string">
            <text:p text:style-name="P33">4/5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32">Postgres SQL</text:p>
          </table:table-cell>
          <table:covered-table-cell/>
          <table:table-cell table:style-name="Таблица1.A1" table:number-columns-spanned="2" office:value-type="string">
            <text:p text:style-name="P33">3/5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32">Redis</text:p>
          </table:table-cell>
          <table:covered-table-cell/>
          <table:table-cell table:style-name="Таблица1.A1" table:number-columns-spanned="2" office:value-type="string">
            <text:p text:style-name="P43">3/5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Таблица1.A1" table:number-columns-spanned="4" office:value-type="string">
            <text:p text:style-name="P35">* 5 = Могу делать с закрытыми глазами.</text:p>
            <text:p text:style-name="P35">* 4 = Займёт какое-то время, но я разберусь.</text:p>
            <text:p text:style-name="P37">* 3 = Скорей всего буду пользоваться Google.</text:p>
          </table:table-cell>
          <table:covered-table-cell/>
          <table:covered-table-cell/>
          <table:covered-table-cell/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Google Sans" svg:font-family="'Google Sans', Roboto, Arial, sans-serif"/>
    <style:font-face style:name="Roboto" svg:font-family="Roboto, Arial, sans-serif"/>
    <style:font-face style:name="FreeSans1" svg:font-family="FreeSans" style:font-family-generic="swiss"/>
    <style:font-face style:name="Exo 2" svg:font-family="'Exo 2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size="7pt" style:font-name-asian="OpenSymbol" style:font-size-asian="6.09999990463257pt" style:font-name-complex="OpenSymbol" style:font-size-complex="7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30T20:43:20.568318766</meta:creation-date>
    <dc:date>2021-09-15T11:55:20.59</dc:date>
    <meta:editing-duration>P1DT2H19M32S</meta:editing-duration>
    <meta:editing-cycles>318</meta:editing-cycles>
    <meta:generator>OpenOffice/4.1.10$Win32 OpenOffice.org_project/4110m2$Build-9807</meta:generator>
    <meta:document-statistic meta:table-count="1" meta:image-count="0" meta:object-count="0" meta:page-count="6" meta:paragraph-count="271" meta:word-count="2874" meta:character-count="20618"/>
  </office:meta>
</office:document-meta>
</file>